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start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fireball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[CENTER]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blazing_inferno_damage</text:p>
          </table:table-cell>
          <table:table-cell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6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throw_flames_burn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/>
          <table:table-cell office:value-type="string" calcext:value-type="string">
            <text:p>magma_flower_mana_cost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blazing_inferno_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bomb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row_flame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ma_flower_dam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ma_flower_heal</text:p>
          </table:table-cell>
          <table:table-cell table:number-columns-repeated="1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blazing_inferno_cooldown</text:p>
          </table:table-cell>
          <table:table-cell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/>
          <table:table-cell office:value-type="string" calcext:value-type="string">
            <text:p>magma_flower_mana_cost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crit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crit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pell_fire_damage</text:p>
          </table:table-cell>
          <table:table-cell table:number-columns-repeated="3"/>
          <table:table-cell office:value-type="string" calcext:value-type="string">
            <text:p>fire_weapon_damage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volcano</text:p>
          </table:table-cell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10:40:39.0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11T10:42:25.027000000</dc:date>
    <meta:editing-duration>PT32M43S</meta:editing-duration>
    <meta:editing-cycles>7</meta:editing-cycles>
    <meta:generator>Trio_Office/6.2.8.2$Windows_x86 LibreOffice_project/</meta:generator>
    <meta:document-statistic meta:table-count="1" meta:cell-count="304" meta:object-count="0"/>
  </office:meta>
</office:document-meta>
</file>